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in" fo:margin-right="0.0626in" fo:text-indent="0in" style:auto-text-indent="false"/>
    </style:style>
    <style:style style:name="P14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2" draw:style-name="gr1" draw:text-style-name="P16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run -it --name=cont1 ubuntu /bin/bash</text:span></text:p>
          </table:table-cell>
        </table:table-row>
      </table:table>
      <text:list xml:id="list1785261405" text:style-name="WWNum2">
        <text:list-item>
          <text:p text:style-name="P9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run -d -p 1200:80 nginx</text:span></text:p>
          </table:table-cell>
        </table:table-row>
      </table:table>
      <text:list xml:id="list180347995095575" text:continue-numbering="true" text:style-name="WWNum2">
        <text:list-item>
          <text:p text:style-name="P9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run <text:s/>-it -e MENSAJE=HOLA ubuntu:14.04 bash</text:span></text:p>
          </table:table-cell>
        </table:table-row>
      </table:table>
      <text:list xml:id="list180347681517368" text:continue-numbering="true" text:style-name="WWNum2">
        <text:list-item>
          <text:p text:style-name="P9"><text:span text:style-name="T13">Crea un contenedor con la imagen “ubuntu”, versión “14.04” y establece la variable de entorno “MENSAJE”.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3" draw:style-name="gr1" draw:text-style-name="P16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ps</text:span></text:p>
          </table:table-cell>
        </table:table-row>
      </table:table>
      <text:list xml:id="list180347386743486" text:continue-numbering="true" text:style-name="WWNum2">
        <text:list-item>
          <text:p text:style-name="P9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ps -a</text:span></text:p>
          </table:table-cell>
        </table:table-row>
      </table:table>
      <text:list xml:id="list180347723858296" text:continue-numbering="true" text:style-name="WWNum2">
        <text:list-item>
          <text:p text:style-name="P9"><text:span text:style-name="T13">Muestra información de todos los contenedores, tanto parados como en ejecución.</text:span></text:p>
        </text:list-item>
      </text:list>
      <text:p text:style-name="P12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1"><draw:rect text:anchor-type="as-char" style:rel-width="100%" draw:z-index="4" draw:style-name="gr1" draw:text-style-name="P16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start micontenedor</text:span></text:p>
          </table:table-cell>
        </table:table-row>
      </table:table>
      <text:list xml:id="list180347094199793" text:continue-numbering="true" text:style-name="WWNum2">
        <text:list-item>
          <text:p text:style-name="P9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start -ai micontenedor</text:span></text:p>
          </table:table-cell>
        </table:table-row>
      </table:table>
      <text:list xml:id="list180347612387293" text:continue-numbering="true" text:style-name="WWNum2">
        <text:list-item>
          <text:p text:style-name="P9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2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1"><draw:rect text:anchor-type="as-char" style:rel-width="100%" draw:z-index="5" draw:style-name="gr1" draw:text-style-name="P16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exec -it -e FICHERO=prueba cont bash</text:span></text:p>
          </table:table-cell>
        </table:table-row>
      </table:table>
      <text:list xml:id="list180348274226025" text:continue-numbering="true" text:style-name="WWNum2">
        <text:list-item>
          <text:p text:style-name="P9"><text:span text:style-name="T13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exec -d cont touch /tmp/prueba</text:span></text:p>
          </table:table-cell>
        </table:table-row>
      </table:table>
      <text:list xml:id="list180348212077645" text:continue-numbering="true" text:style-name="WWNum2">
        <text:list-item>
          <text:p text:style-name="P9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4"/>
      <text:p text:style-name="P14"/>
      <text:p text:style-name="P12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1"><draw:rect text:anchor-type="as-char" style:rel-width="100%" draw:z-index="6" draw:style-name="gr1" draw:text-style-name="P16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attach idcontainer</text:span></text:p>
          </table:table-cell>
        </table:table-row>
      </table:table>
      <text:list xml:id="list180348433712842" text:continue-numbering="true" text:style-name="WWNum2">
        <text:list-item>
          <text:p text:style-name="P9"><text:span text:style-name="T13">Enlaza nuestra terminal la entrada/salida de nuestra al proceso en segundo plano del contenedor “idcontainer”.</text:span></text:p>
        </text:list-item>
      </text:list>
      <text:p text:style-name="P12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1"><draw:rect text:anchor-type="as-char" style:rel-width="100%" draw:z-index="7" draw:style-name="gr1" draw:text-style-name="P16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logs -n 10 idcontainer</text:span></text:p>
          </table:table-cell>
        </table:table-row>
      </table:table>
      <text:list xml:id="list180348029907997" text:continue-numbering="true" text:style-name="WWNum2">
        <text:list-item>
          <text:p text:style-name="P9"><text:span text:style-name="T13">Muestra las 10 últimas líneas de la salida estandar producida por el proceso en ejecución en el contendor.</text:span></text:p>
        </text:list-item>
      </text:list>
      <text:p text:style-name="P12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1"><draw:rect text:anchor-type="as-char" style:rel-width="100%" draw:z-index="8" draw:style-name="gr1" draw:text-style-name="P16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cp idcontainer:/tmp/prueba ./</text:span></text:p>
          </table:table-cell>
        </table:table-row>
      </table:table>
      <text:list xml:id="list180347784398870" text:continue-numbering="true" text:style-name="WWNum2">
        <text:list-item>
          <text:p text:style-name="P9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cp ./miFichero idcontainer:/tmp</text:span></text:p>
          </table:table-cell>
        </table:table-row>
      </table:table>
      <text:list xml:id="list180348514480666" text:continue-numbering="true" text:style-name="WWNum2">
        <text:list-item>
          <text:p text:style-name="P9"><text:span text:style-name="T13">Copia el fichero “miFichero” del directorio actual del anfitrión <text:s/>a la carpeta “/tmp” del contenedor.</text:span></text:p>
        </text:list-item>
      </text:list>
      <text:p text:style-name="P12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1"><draw:rect text:anchor-type="as-char" style:rel-width="100%" draw:z-index="9" draw:style-name="gr1" draw:text-style-name="P16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9">docker images</text:span></text:p>
          </table:table-cell>
        </table:table-row>
      </table:table>
      <text:list xml:id="list3997853977" text:style-name="WWNum1">
        <text:list-item>
          <text:p text:style-name="P10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><text:span text:style-name="T9">docker search ubuntu</text:span></text:p>
          </table:table-cell>
        </table:table-row>
      </table:table>
      <text:list xml:id="list180348975272962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><text:span text:style-name="T9">docker pull alpine</text:span></text:p>
          </table:table-cell>
        </table:table-row>
      </table:table>
      <text:list xml:id="list180347441952939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><text:span text:style-name="T9">docker history alpine</text:span></text:p>
          </table:table-cell>
        </table:table-row>
      </table:table>
      <text:list xml:id="list180348662261120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"><text:span text:style-name="T9">docker rmi ubuntu:14.04</text:span></text:p>
          </table:table-cell>
        </table:table-row>
      </table:table>
      <text:list xml:id="list180347096585689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3"><text:span text:style-name="T9">docker rmi $(docker images -q)</text:span></text:p>
          </table:table-cell>
        </table:table-row>
      </table:table>
      <text:list xml:id="list180348832541447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"><text:span text:style-name="T9">docker rm IDCONTENEDOR</text:span></text:p>
          </table:table-cell>
        </table:table-row>
      </table:table>
      <text:list xml:id="list180347865048058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"><text:span text:style-name="T9">docker stop $(docker ps -a -q)</text:span></text:p>
          </table:table-cell>
        </table:table-row>
      </table:table>
      <text:list xml:id="list180347407586150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3"><text:span text:style-name="T9">docker rm $docker ps -a -q)</text:span></text:p>
          </table:table-cell>
        </table:table-row>
      </table:table>
      <text:list xml:id="list180347939878930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"><text:span text:style-name="T9">docker system prune -a</text:span></text:p>
          </table:table-cell>
        </table:table-row>
      </table:table>
      <text:list xml:id="list180347305548973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2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1"><draw:rect text:anchor-type="as-char" style:rel-width="100%" draw:z-index="10" draw:style-name="gr1" draw:text-style-name="P16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"><text:span text:style-name="T9">docker commit -m “comentario” IDCONTENEDOR usuario/imagen:version</text:span></text:p>
          </table:table-cell>
        </table:table-row>
      </table:table>
      <text:list xml:id="list180347432436898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"><text:span text:style-name="T9">docker save -o copiaSeguridad.tar imagenA </text:span></text:p>
          </table:table-cell>
        </table:table-row>
      </table:table>
      <text:list xml:id="list180348759592252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"><text:span text:style-name="T9">docker load -i copiaSeguridad.tar </text:span></text:p>
          </table:table-cell>
        </table:table-row>
      </table:table>
      <text:list xml:id="list180348593481275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3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1"><draw:rect text:anchor-type="as-char" style:rel-width="100%" draw:z-index="11" draw:style-name="gr1" draw:text-style-name="P16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"><text:span text:style-name="T9">docker login</text:span></text:p>
          </table:table-cell>
        </table:table-row>
      </table:table>
      <text:list xml:id="list180347992864688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"><text:span text:style-name="T9">docker push usuario/imagen:version</text:span></text:p>
          </table:table-cell>
        </table:table-row>
      </table:table>
      <text:list xml:id="list180347826542390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2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1"><draw:rect text:anchor-type="as-char" style:rel-width="100%" draw:z-index="12" draw:style-name="gr1" draw:text-style-name="P16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"><text:span text:style-name="T10">FROM</text:span><text:span text:style-name="T11"> alpine<text:line-break/></text:span><text:span text:style-name="T10">MAINTAINER</text:span><text:span text:style-name="T11"> Sergi &lt;sergi.profesor@gmail.com&gt;<text:line-break/></text:span><text:span text:style-name="T15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5">#Copiamos script para lanzar Apache 2</text:span><text:span text:style-name="T11"><text:line-break/></text:span><text:span text:style-name="T10">ADD</text:span><text:span text:style-name="T11"> ./start.sh /start.sh<text:line-break/></text:span><text:span text:style-name="T15">#Descargamos un ejemplo de &lt;?php phpinfo(); ?&gt; por enseñar como bajar algo de Internet</text:span><text:span text:style-name="T11"><text:line-break/></text:span><text:span text:style-name="T15">#Podría haber sido simplemente</text:span><text:span text:style-name="T11"><text:line-break/></text:span><text:span text:style-name="T15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5"># Si quisiéramos algo como Wordpress haríamos</text:span><text:span text:style-name="T11"><text:line-break/></text:span><text:span text:style-name="T15">#ADD http://wordpress.org/latest.tar.gz /var/www/localhost/htdocs/wordpress.tar.gz</text:span><text:span text:style-name="T11"><text:line-break/></text:span><text:span text:style-name="T15">#RUN tar xvzf /var/www/localhost/htdocs/wordpress.tar.gz &amp;&amp; rm -rf /var/www/localhost/htdocs/wordpress.tar.gz</text:span><text:span text:style-name="T11"><text:line-break/><text:line-break/></text:span><text:span text:style-name="T15"># Usamos usuario y grupo www-data. El grupo lo crea Apache, pero si quisiéramos crear grupo</text:span><text:span text:style-name="T11"><text:line-break/></text:span><text:span text:style-name="T15"># Grupo www-data RUN set -x &amp;&amp; addgroup -g 82 -S www-data</text:span><text:span text:style-name="T11"><text:line-break/></text:span><text:span text:style-name="T15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5"># Hacemos todos los ficheros de /var/www propiedad de www-data</text:span><text:span text:style-name="T11"><text:line-break/></text:span><text:span text:style-name="T15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5">#Indicamos puerto a exponer (para otros contenedores) 80</text:span><text:span text:style-name="T11"><text:line-break/></text:span><text:span text:style-name="T10">EXPOSE</text:span><text:span text:style-name="T11"> </text:span><text:span text:style-name="T16">80</text:span><text:span text:style-name="T11"><text:line-break/></text:span><text:span text:style-name="T15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80347433598479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7866in" svg:height="0.6701in" draw:z-index="14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(Hasta Unidad 04)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9" meta:image-count="13" meta:object-count="0" meta:page-count="2" meta:paragraph-count="81" meta:word-count="736" meta:character-count="4933" meta:non-whitespace-character-count="4280"/>
    <meta:generator>LibreOfficeDev/6.0.5.2$Linux_X86_64 LibreOffice_project/</meta:generator>
  </office:meta>
</office:document-meta>
</file>